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0.38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0.50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0.62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0.74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0.85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0.95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1.06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1.15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1.25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.33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.42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.50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.57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.64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.71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1.77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.82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.87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1.92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1.96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.00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7.5</text:p>
          </table:table-cell>
        </table:table-row>
        <table:table-row table:style-name="ro1" table:number-rows-repeated="4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59:08.114888791</meta:creation-date>
    <dc:date>2022-01-23T15:00:01.394669994</dc:date>
    <meta:editing-duration>PT52S</meta:editing-duration>
    <meta:editing-cycles>2</meta:editing-cycles>
    <meta:generator>LibreOffice/6.4.7.2$Linux_X86_64 LibreOffice_project/40$Build-2</meta:generator>
    <meta:document-statistic meta:table-count="1" meta:cell-count="192" meta:object-count="0"/>
  </office:meta>
</office:document-meta>
</file>